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, Helvetica, Arial, sans-serif"/>
    <style:font-face style:name="SFMono-Regular" svg:font-family="SFMono-Regular, Consolas, 'Liberation Mono', Menlo, monospace"/>
    <style:font-face style:name="Source Code Pro" svg:font-family="'Source Code Pro', monospace"/>
    <style:font-face style:name="Source Sans Pro" svg:font-family="'Source Sans Pro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951in" table:align="left"/>
    </style:style>
    <style:style style:name="Table1.A" style:family="table-column">
      <style:table-column-properties style:column-width="1.3438in"/>
    </style:style>
    <style:style style:name="Table1.B" style:family="table-column">
      <style:table-column-properties style:column-width="4.9514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5.0576in" table:align="left"/>
    </style:style>
    <style:style style:name="Table2.A" style:family="table-column">
      <style:table-column-properties style:column-width="1.0285in"/>
    </style:style>
    <style:style style:name="Table2.B" style:family="table-column">
      <style:table-column-properties style:column-width="4.0292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officeooo:rsid="00007621" officeooo:paragraph-rsid="00007621"/>
    </style:style>
    <style:style style:name="P2" style:family="paragraph" style:parent-style-name="Standard">
      <style:text-properties style:font-name="monospace" officeooo:paragraph-rsid="00007621"/>
    </style:style>
    <style:style style:name="P3" style:family="paragraph" style:parent-style-name="Standard">
      <style:text-properties officeooo:paragraph-rsid="00007621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007621"/>
    </style:style>
    <style:style style:name="P5" style:family="paragraph" style:parent-style-name="Standard" style:list-style-name="WWNum1">
      <loext:graphic-properties draw:fill-color="#ffffff"/>
      <style:paragraph-properties fo:margin-left="0.4165in" fo:margin-right="0in" fo:text-indent="-0.25in" style:auto-text-indent="false" fo:padding="0in" fo:border="none"/>
      <style:text-properties officeooo:rsid="00007621" officeooo:paragraph-rsid="00007621"/>
    </style:style>
    <style:style style:name="P6" style:family="paragraph" style:parent-style-name="Standard" style:list-style-name="WWNum1">
      <loext:graphic-properties draw:fill-color="#ffffff"/>
      <style:paragraph-properties fo:margin-left="0.4165in" fo:margin-right="0in" fo:text-indent="-0.25in" style:auto-text-indent="false" fo:padding="0in" fo:border="none"/>
      <style:text-properties officeooo:paragraph-rsid="00007621"/>
    </style:style>
    <style:style style:name="P7" style:family="paragraph" style:parent-style-name="Text_20_body">
      <style:text-properties fo:font-variant="normal" fo:text-transform="none" fo:color="#464646" style:font-name="Source Sans Pro" fo:font-size="12pt" fo:letter-spacing="normal" fo:font-style="normal" fo:font-weight="bold" officeooo:rsid="001dcf93" officeooo:paragraph-rsid="00007621" fo:background-color="#fff200" style:font-weight-asian="bold" style:font-weight-complex="bold"/>
    </style:style>
    <style:style style:name="P8" style:family="paragraph" style:parent-style-name="Text_20_body">
      <style:text-properties fo:font-variant="normal" fo:text-transform="none" fo:color="#464646" style:font-name="Source Sans Pro" fo:font-size="12pt" fo:letter-spacing="normal" fo:font-style="normal" fo:font-weight="bold" officeooo:rsid="001357f1" officeooo:paragraph-rsid="00007621" fo:background-color="#fff200" style:font-weight-asian="bold" style:font-weight-complex="bold"/>
    </style:style>
    <style:style style:name="P9" style:family="paragraph" style:parent-style-name="Text_20_body">
      <style:text-properties fo:font-variant="normal" fo:text-transform="none" fo:color="#464646" style:font-name="Source Sans Pro" fo:font-size="12pt" fo:letter-spacing="normal" fo:font-style="normal" fo:font-weight="bold" officeooo:rsid="002ebf66" officeooo:paragraph-rsid="00007621" fo:background-color="#fff200" style:font-weight-asian="bold" style:font-weight-complex="bold"/>
    </style:style>
    <style:style style:name="P10" style:family="paragraph" style:parent-style-name="Text_20_body">
      <style:text-properties fo:font-variant="normal" fo:text-transform="none" fo:color="#464646" style:font-name="Source Sans Pro" fo:font-size="12pt" fo:letter-spacing="normal" fo:font-style="normal" fo:font-weight="normal" officeooo:rsid="001357f1" officeooo:paragraph-rsid="00007621"/>
    </style:style>
    <style:style style:name="P11" style:family="paragraph" style:parent-style-name="Text_20_body">
      <style:text-properties officeooo:rsid="001357f1" officeooo:paragraph-rsid="00007621"/>
    </style:style>
    <style:style style:name="P12" style:family="paragraph" style:parent-style-name="Text_20_body">
      <style:text-properties fo:font-weight="bold" officeooo:rsid="001dcf93" officeooo:paragraph-rsid="00007621" fo:background-color="#fff200" style:font-weight-asian="bold" style:font-weight-complex="bold"/>
    </style:style>
    <style:style style:name="P13" style:family="paragraph" style:parent-style-name="Text_20_body">
      <style:text-properties fo:font-weight="bold" officeooo:paragraph-rsid="00007621" fo:background-color="#fff200" style:font-weight-asian="bold" style:font-weight-complex="bold"/>
    </style:style>
    <style:style style:name="P14" style:family="paragraph" style:parent-style-name="Text_20_body">
      <style:text-properties officeooo:paragraph-rsid="00007621"/>
    </style:style>
    <style:style style:name="P15" style:family="paragraph" style:parent-style-name="Text_20_body">
      <style:text-properties officeooo:rsid="002ebf66" officeooo:paragraph-rsid="00007621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4292e" style:font-name="SFMono-Regular" fo:font-size="9.75pt" fo:letter-spacing="normal" fo:font-style="normal" fo:font-weight="normal" officeooo:paragraph-rsid="00007621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464646" style:font-name="Source Sans Pro" fo:font-size="12pt" fo:letter-spacing="normal" fo:font-style="normal" fo:font-weight="normal" officeooo:rsid="001357f1" officeooo:paragraph-rsid="00007621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paragraph-rsid="00007621" fo:background-color="#fff200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paragraph-rsid="00007621"/>
    </style:style>
    <style:style style:name="P20" style:family="paragraph" style:parent-style-name="Table_20_Contents">
      <style:text-properties officeooo:paragraph-rsid="00007621"/>
    </style:style>
    <style:style style:name="P21" style:family="paragraph" style:parent-style-name="Preformatted_20_Text">
      <style:text-properties fo:font-variant="normal" fo:text-transform="none" fo:color="#6c6c6c" style:font-name="Source Code Pro" fo:letter-spacing="normal" fo:font-style="normal" fo:font-weight="normal" officeooo:paragraph-rsid="00007621"/>
    </style:style>
    <style:style style:name="P22" style:family="paragraph" style:parent-style-name="Preformatted_20_Text">
      <style:text-properties fo:font-variant="normal" fo:text-transform="none" fo:color="#6c6c6c" style:font-name="Source Code Pro" fo:letter-spacing="normal" fo:font-style="normal" fo:font-weight="normal" officeooo:rsid="00007621" officeooo:paragraph-rsid="00007621"/>
    </style:style>
    <style:style style:name="P23" style:family="paragraph" style:parent-style-name="Preformatted_20_Text">
      <style:text-properties fo:font-variant="normal" fo:text-transform="none" fo:color="#464646" style:font-name="Source Sans Pro" fo:font-size="12pt" fo:letter-spacing="normal" fo:font-style="normal" fo:font-weight="normal" officeooo:rsid="001357f1" officeooo:paragraph-rsid="00007621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007621"/>
    </style:style>
    <style:style style:name="P25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officeooo:paragraph-rsid="00007621"/>
    </style:style>
    <style:style style:name="P26" style:family="paragraph" style:parent-style-name="Heading_20_1">
      <style:text-properties officeooo:paragraph-rsid="00007621"/>
    </style:style>
    <style:style style:name="P27" style:family="paragraph" style:parent-style-name="Heading_20_1" style:list-style-name="WWNum1">
      <style:text-properties officeooo:paragraph-rsid="00007621"/>
    </style:style>
    <style:style style:name="P28" style:family="paragraph" style:parent-style-name="Heading_20_1">
      <style:text-properties officeooo:paragraph-rsid="00007621" fo:background-color="#fff200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1104cb" loext:padding="0in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1481b8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16a47f" loext:padding="0in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245f44" loext:padding="0in" loext:border="none"/>
    </style:style>
    <style:style style:name="T7" style:family="text">
      <style:text-properties fo:font-variant="normal" fo:text-transform="none" fo:color="#24292e" fo:letter-spacing="normal" loext:padding="0in" loext:border="none"/>
    </style:style>
    <style:style style:name="T8" style:family="text">
      <style:text-properties fo:font-variant="normal" fo:text-transform="none" fo:color="#464646" style:font-name="Source Sans Pro" fo:font-size="12pt" fo:letter-spacing="normal" fo:font-style="normal"/>
    </style:style>
    <style:style style:name="T9" style:family="text">
      <style:text-properties fo:font-variant="normal" fo:text-transform="none" fo:color="#464646" style:font-name="Source Sans Pro" fo:font-size="12pt" fo:letter-spacing="normal" fo:font-style="normal" fo:font-weight="normal"/>
    </style:style>
    <style:style style:name="T10" style:family="text">
      <style:text-properties fo:font-variant="normal" fo:text-transform="none" fo:color="#464646" style:font-name="Source Sans Pro" fo:font-size="12pt" fo:letter-spacing="normal" fo:font-style="normal" fo:font-weight="normal" fo:background-color="#fff200" loext:char-shading-value="0"/>
    </style:style>
    <style:style style:name="T11" style:family="text">
      <style:text-properties fo:font-variant="normal" fo:text-transform="none" fo:color="#464646" style:font-name="Source Sans Pro" fo:font-size="12pt" fo:letter-spacing="normal" fo:font-style="normal" fo:font-weight="normal" officeooo:rsid="001357f1"/>
    </style:style>
    <style:style style:name="T12" style:family="text">
      <style:text-properties fo:font-variant="normal" fo:text-transform="none" fo:color="#464646" style:font-name="Source Sans Pro" fo:font-size="12pt" fo:letter-spacing="normal" fo:font-style="normal" fo:font-weight="bold" officeooo:rsid="001357f1" fo:background-color="#fff200" loext:char-shading-value="0" style:font-weight-asian="bold" style:font-weight-complex="bold"/>
    </style:style>
    <style:style style:name="T13" style:family="text">
      <style:text-properties fo:font-variant="normal" fo:text-transform="none" fo:color="#464646" style:font-name="Source Sans Pro" fo:font-size="12pt" fo:letter-spacing="normal" fo:font-style="normal" officeooo:rsid="001357f1"/>
    </style:style>
    <style:style style:name="T14" style:family="text">
      <style:text-properties fo:font-variant="normal" fo:text-transform="none" fo:color="#464646" style:font-name="Source Sans Pro" fo:letter-spacing="normal" fo:font-style="normal" fo:font-weight="bold"/>
    </style:style>
    <style:style style:name="T15" style:family="text">
      <style:text-properties fo:font-variant="normal" fo:text-transform="none" fo:color="#006dad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#fff200" loext:char-shading-value="0"/>
    </style:style>
    <style:style style:name="T16" style:family="text">
      <style:text-properties fo:font-variant="normal" fo:text-transform="none" fo:color="#6c6c6c" style:font-name="Source Code Pro" fo:font-size="12pt" fo:letter-spacing="normal" fo:font-style="normal" fo:font-weight="normal" fo:background-color="#f9f9f9" loext:char-shading-value="0" loext:padding-left="0.0209in" loext:padding-right="0.0209in" loext:padding-top="0.0193in" loext:padding-bottom="0.0193in" loext:border="0.06pt solid #d3d3d3"/>
    </style:style>
    <style:style style:name="T17" style:family="text">
      <style:text-properties fo:font-variant="normal" fo:text-transform="none" fo:color="#6c6c6c" style:font-name="Source Code Pro" fo:font-size="12pt" fo:letter-spacing="normal" fo:font-style="normal" fo:font-weight="normal" officeooo:rsid="00152991" fo:background-color="#f9f9f9" loext:char-shading-value="0" loext:padding-left="0.0209in" loext:padding-right="0.0209in" loext:padding-top="0.0193in" loext:padding-bottom="0.0193in" loext:border="0.06pt solid #d3d3d3"/>
    </style:style>
    <style:style style:name="T18" style:family="text">
      <style:text-properties fo:font-variant="normal" fo:text-transform="none" fo:color="#6c6c6c" style:font-name="Source Code Pro" fo:font-size="9.75pt" fo:letter-spacing="normal" fo:font-style="normal" fo:font-weight="normal" officeooo:rsid="0017d196" fo:background-color="#fff200" loext:char-shading-value="0" loext:padding="0in" loext:border="none"/>
    </style:style>
    <style:style style:name="T19" style:family="text">
      <style:text-properties fo:font-variant="normal" fo:text-transform="none" fo:color="#6c6c6c" style:font-name="Source Code Pro" fo:letter-spacing="normal" fo:font-style="normal" fo:font-weight="normal" officeooo:rsid="0017d196" fo:background-color="#fff200" loext:char-shading-value="0"/>
    </style:style>
    <style:style style:name="T20" style:family="text">
      <style:text-properties fo:font-variant="normal" fo:text-transform="none" fo:color="#555555" style:font-name="Helvetica Neue" fo:font-size="10.5pt" fo:letter-spacing="normal" fo:font-style="normal" fo:font-weight="normal" officeooo:rsid="00152991" fo:background-color="#f9f9f9" loext:char-shading-value="0" loext:padding-left="0.0209in" loext:padding-right="0.0209in" loext:padding-top="0.0193in" loext:padding-bottom="0.0193in" loext:border="0.06pt solid #d3d3d3"/>
    </style:style>
    <style:style style:name="T21" style:family="text">
      <style:text-properties fo:font-variant="normal" fo:text-transform="none" fo:color="#ce181e" style:font-name="SFMono-Regular" fo:font-size="9.75pt" fo:letter-spacing="normal" fo:font-style="normal" fo:font-weight="bold" fo:background-color="#fff200" loext:char-shading-value="0" style:font-weight-asian="bold" style:font-weight-complex="bold" loext:padding="0in" loext:border="none"/>
    </style:style>
    <style:style style:name="T22" style:family="text">
      <style:text-properties fo:font-variant="normal" fo:text-transform="none" fo:color="#ce181e" style:font-name="SFMono-Regular" fo:font-size="9.75pt" fo:letter-spacing="normal" fo:font-style="normal" fo:font-weight="bold" officeooo:rsid="002472c4" fo:background-color="#fff200" loext:char-shading-value="0" style:font-weight-asian="bold" style:font-weight-complex="bold" loext:padding="0in" loext:border="none"/>
    </style:style>
    <style:style style:name="T23" style:family="text">
      <style:text-properties fo:color="#d52d40"/>
    </style:style>
    <style:style style:name="T24" style:family="text">
      <style:text-properties officeooo:rsid="0011d203"/>
    </style:style>
    <style:style style:name="T25" style:family="text">
      <style:text-properties fo:color="#000000" style:font-name="monospace" fo:background-color="#ffffff" loext:char-shading-value="0"/>
    </style:style>
    <style:style style:name="T26" style:family="text">
      <style:text-properties style:font-name="monospace"/>
    </style:style>
    <style:style style:name="T27" style:family="text">
      <style:text-properties officeooo:rsid="00194265"/>
    </style:style>
    <style:style style:name="T28" style:family="text">
      <style:text-properties fo:background-color="#fff200" loext:char-shading-value="0"/>
    </style:style>
    <style:style style:name="T29" style:family="text">
      <style:text-properties officeooo:rsid="0017d196" fo:background-color="#fff200" loext:char-shading-value="0"/>
    </style:style>
    <style:style style:name="T30" style:family="text">
      <style:text-properties officeooo:rsid="000e1ebc"/>
    </style:style>
    <style:style style:name="T31" style:family="text">
      <style:text-properties officeooo:rsid="00283fbe"/>
    </style:style>
    <style:style style:name="T32" style:family="text">
      <style:text-properties officeooo:rsid="003182c2"/>
    </style:style>
    <style:style style:name="T33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thon GUI</text:p>
      <text:p text:style-name="P1"/>
      <text:p text:style-name="P1"/>
      <text:list xml:id="list2059887785" text:style-name="WWNum1">
        <text:list-header>
          <text:h text:style-name="P27" text:outline-level="1">Rstudio reticulate python shiny</text:h>
        </text:list-header>
        <text:list-item>
          <text:p text:style-name="P6"/>
        </text:list-item>
        <text:list-item>
          <text:p text:style-name="P6"><text:a xlink:type="simple" xlink:href="https://docs.rstudio.com/tutorials/user/using-python-with-rstudio-and-reticulate/" text:style-name="ListLabel_20_10" text:visited-style-name="ListLabel_20_10"><text:span text:style-name="T33">https://docs.rstudio.com/tutorials/user/using-python-with-rstudio-and-reticulate/</text:span></text:a></text:p>
        </text:list-item>
        <text:list-item>
          <text:p text:style-name="P5"><text:a xlink:type="simple" xlink:href="https://rviews.rstudio.com/2018/04/17/reticulated-shiny/" text:style-name="Internet_20_link" text:visited-style-name="Visited_20_Internet_20_Link"><text:span text:style-name="T33">https://rviews.rstudio.com/2018/04/17/reticulated-shiny/</text:span></text:a></text:p>
        </text:list-item>
        <text:list-item>
          <text:p text:style-name="P5"><text:span text:style-name="T33"/></text:p>
        </text:list-item>
      </text:list>
      <text:h text:style-name="Heading_20_1" text:outline-level="1">drop lists</text:h>
      <text:p text:style-name="P2"><text:span text:style-name="T30"># gui updating drop lists</text:span></text:p>
      <text:p text:style-name="P2"><text:a xlink:type="simple" xlink:href="https://stackoverflow.com/questions/58953524/dash-graphing-from-dictionary-of-dataframes" text:style-name="Internet_20_link" text:visited-style-name="Visited_20_Internet_20_Link">https://stackoverflow.com/questions/58953524/dash-graphing-from-dictionary-of-dataframes</text:a></text:p>
      <text:p text:style-name="P2"/>
      <text:p text:style-name="P22"/>
      <text:h text:style-name="P26" text:outline-level="1">remi</text:h>
      <text:p text:style-name="P24"><text:span text:style-name="Source_20_Text"><text:span text:style-name="T2">pip</text:span></text:span><text:span text:style-name="Source_20_Text"><text:span text:style-name="T3">3</text:span></text:span><text:span text:style-name="Source_20_Text"><text:span text:style-name="T2"> install remi</text:span></text:span></text:p>
      <text:p text:style-name="P14"><text:a xlink:type="simple" xlink:href="https://github.com/dddomodossola/remi" text:style-name="Internet_20_link" text:visited-style-name="Visited_20_Internet_20_Link">https://github.com/dddomodossola/remi</text:a></text:p>
      <text:p text:style-name="P14"><text:a xlink:type="simple" xlink:href="https://pypi.org/project/remi/" text:style-name="Internet_20_link" text:visited-style-name="Visited_20_Internet_20_Link">https://pypi.org/project/remi/</text:a></text:p>
      <text:p text:style-name="P14"/>
      <text:p text:style-name="P21">start(MyApp, username=<text:span text:style-name="T23">'myusername'</text:span>, password=<text:span text:style-name="T23">'mypassword'</text:span>)</text:p>
      <text:p text:style-name="P14"><text:line-break/><text:span text:style-name="Source_20_Text"><text:span text:style-name="T2">python</text:span></text:span><text:span text:style-name="Source_20_Text"><text:span text:style-name="T3">3</text:span></text:span><text:span text:style-name="Source_20_Text"><text:span text:style-name="T2"> widgets_overview_app.py</text:span></text:span></text:p>
      <text:p text:style-name="P19"><text:bookmark text:name="user-content-remi"/><text:span text:style-name="T24">editor: </text:span><text:span text:style-name="T25">python3 __main__.py</text:span><text:span text:style-name="T26"><text:line-break/><text:line-break/></text:span></text:p>
      <text:p text:style-name="P10">Dynamic GUI:</text:p>
      <text:p text:style-name="P11"><text:span text:style-name="T9"><text:s/></text:span><text:a xlink:type="simple" xlink:href="https://github.com/awesomebytes/web_dyn_reconf" text:style-name="Internet_20_link" text:visited-style-name="Visited_20_Internet_20_Link">https://github.com/awesomebytes/web_dyn_reconf</text:a></text:p>
      <text:p text:style-name="P10"/>
      <text:p text:style-name="P11"><text:a xlink:type="simple" xlink:href="https://chek.blog/2020/05/19/dictionaries-in-python/" text:style-name="Internet_20_link" text:visited-style-name="Visited_20_Internet_20_Link"><text:span text:style-name="T9">https://chek.blog/2020/05/19/dictionaries-in-python/</text:span></text:a></text:p>
      <text:p text:style-name="P10"/>
      <text:p text:style-name="P11"><text:a xlink:type="simple" xlink:href="https://stackoverflow.com/questions/42213338/how-to-create-a-dictionary-from-a-list-of-class-instances-using-one-of-the-attr" text:style-name="Internet_20_link" text:visited-style-name="Visited_20_Internet_20_Link"><text:span text:style-name="T10">https://stackoverflow.com/questions/42213338/how-to-create-a-dictionary-from-a-list-of-class-instances-using-one-of-the-attr</text:span></text:a></text:p>
      <text:p text:style-name="P10"/>
      <text:p text:style-name="P4"><text:soft-page-break/><text:line-break/><text:span text:style-name="T14">Projects using Remi</text:span></text:p>
      <text:p text:style-name="P14"/>
      <text:h text:style-name="P28" text:outline-level="1">PySimpleGUI</text:h>
      <text:p text:style-name="P14"><text:line-break/><text:a xlink:type="simple" xlink:href="https://github.com/PySimpleGUI/PySimpleGUI" text:style-name="Internet_20_link" text:visited-style-name="Visited_20_Internet_20_Link"><text:span text:style-name="T15">PySimpleGUI</text:span></text:a><text:span text:style-name="T10">: </text:span><text:span text:style-name="T9">Launched in 2018 Actively developed and supported. Supports tkinter, Qt, WxPython, Remi (in browser). Create custom layout GUI's simply. Python 2.7 &amp; 3 Support. 100+ Demo programs &amp; Cookbook for rapid start. Extensive documentation.</text:span></text:p>
      <text:p text:style-name="P23">event, values = sg.Window('Window Title', [[sg.T("What's your name?")],[sg.I()],[sg.B('Ok')]]).read(close=True)</text:p>
      <text:p text:style-name="P19"><text:bookmark text:name="user-content-code-portability"/><text:line-break/><text:span text:style-name="T1">pip</text:span><text:span text:style-name="T4">3</text:span><text:span text:style-name="T1"> install PySimpleGUI</text:span></text:p>
      <text:p text:style-name="P16"/>
      <text:p text:style-name="P19"><text:span text:style-name="Source_20_Text"><text:span text:style-name="T16">pip</text:span></text:span><text:span text:style-name="Source_20_Text"><text:span text:style-name="T17">3</text:span></text:span><text:span text:style-name="Source_20_Text"><text:span text:style-name="T16"> install pysimpleguiweb</text:span></text:span></text:p>
      <text:p text:style-name="P19"><text:span text:style-name="Source_20_Text"><text:span text:style-name="T16"/></text:span></text:p>
      <text:p text:style-name="P19"><text:span text:style-name="Source_20_Text"><text:span text:style-name="T20">PySimpleGUIQt</text:span></text:span><text:span text:style-name="Source_20_Text"><text:span text:style-name="T17"> </text:span></text:span></text:p>
      <text:p text:style-name="P24"><text:span text:style-name="Source_20_Text"><text:span text:style-name="T2">pip</text:span></text:span><text:span text:style-name="Source_20_Text"><text:span text:style-name="T5">3</text:span></text:span><text:span text:style-name="Source_20_Text"><text:span text:style-name="T2"> install --upgrade PySimpleGUIQt <text:s/></text:span></text:span></text:p>
      <text:p text:style-name="P24"><text:span text:style-name="Source_20_Text"><text:span text:style-name="T2">pip </text:span></text:span><text:span text:style-name="Source_20_Text"><text:span text:style-name="T6">un</text:span></text:span><text:span text:style-name="Source_20_Text"><text:span text:style-name="T2">install PySimpleGUIQt <text:s/></text:span></text:span></text:p>
      <text:p text:style-name="P14"><text:span text:style-name="Source_20_Text"><text:span text:style-name="T2">pip </text:span></text:span><text:span text:style-name="Source_20_Text"><text:span text:style-name="T6">un</text:span></text:span><text:span text:style-name="Source_20_Text"><text:span text:style-name="T2">install </text:span></text:span><text:span text:style-name="Source_20_Text"><text:span text:style-name="T18">PySide2</text:span></text:span><text:span text:style-name="Source_20_Text"><text:span text:style-name="T2"> </text:span></text:span></text:p>
      <text:p text:style-name="P14"><text:line-break/><text:span text:style-name="Source_20_Text"><text:span text:style-name="T2">python3</text:span></text:span></text:p>
      <text:p text:style-name="P25"><text:span text:style-name="Source_20_Text"><text:span text:style-name="T7"><text:s text:c="4"/></text:span></text:span><text:span text:style-name="Source_20_Text"><text:span text:style-name="T2">&gt;&gt;&gt; import PySimpleGUIQt </text:span></text:span></text:p>
      <text:p text:style-name="P25"><text:span text:style-name="Source_20_Text"><text:span text:style-name="T7"><text:s text:c="4"/></text:span></text:span><text:span text:style-name="Source_20_Text"><text:span text:style-name="T2">&gt;&gt;&gt; PySimpleGUIQt.main()</text:span></text:span></text:p>
      <text:p text:style-name="P25"><text:span text:style-name="Source_20_Text"><text:span text:style-name="T2"/></text:span></text:p>
      <text:p text:style-name="P25"><text:span text:style-name="Source_20_Text"><text:span text:style-name="T21">libxcb-util</text:span></text:span><text:span text:style-name="Source_20_Text"><text:span text:style-name="T22">0-dev</text:span></text:span></text:p>
      <text:p text:style-name="P14"/>
      <text:p text:style-name="P21">pip<text:span text:style-name="T27">3</text:span> install PyQt5</text:p>
      <text:p text:style-name="P14"><text:span text:style-name="T29">pip3 </text:span><text:span text:style-name="T19">install PySide2</text:span><text:line-break/>Tkinter<text:line-break/></text:p>
      <text:p text:style-name="P19"><text:a xlink:type="simple" xlink:href="https://github.com/PySimpleGUI/PySimpleGUI/tree/master/PySimpleGUIQt" text:style-name="Internet_20_link" text:visited-style-name="Visited_20_Internet_20_Link"><text:span text:style-name="T11">https://github.com/PySimpleGUI/PySimpleGUI/tree/master/PySimpleGUIQt</text:span></text:a></text:p>
      <text:p text:style-name="P19"><text:a xlink:type="simple" xlink:href="https://github.com/PySimpleGUI/PySimpleGUI/tree/master/DemoPrograms" text:style-name="Internet_20_link" text:visited-style-name="Visited_20_Internet_20_Link"><text:span text:style-name="T11">https://github.com/PySimpleGUI/PySimpleGUI/tree/master/DemoPrograms</text:span></text:a></text:p>
      <text:p text:style-name="P18"/>
      <text:p text:style-name="P19"><text:a xlink:type="simple" xlink:href="https://pysimplegui.readthedocs.io/en/latest/" text:style-name="Internet_20_link" text:visited-style-name="Visited_20_Internet_20_Link"><text:span text:style-name="T12">https://pysimplegui.readthedocs.io/en/latest/</text:span></text:a></text:p>
      <text:p text:style-name="P18"><text:soft-page-break/>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Python</text:p>
          </table:table-cell>
          <table:table-cell table:style-name="Table1.A1" office:value-type="string">
            <text:p text:style-name="P20">Python 3.4+</text:p>
          </table:table-cell>
        </table:table-row>
        <table:table-row>
          <table:table-cell table:style-name="Table1.A1" office:value-type="string">
            <text:p text:style-name="P20">Operating Systems</text:p>
          </table:table-cell>
          <table:table-cell table:style-name="Table1.A1" office:value-type="string">
            <text:p text:style-name="P20">Windows, Linux, Mac</text:p>
          </table:table-cell>
        </table:table-row>
        <table:table-row>
          <table:table-cell table:style-name="Table1.A1" office:value-type="string">
            <text:p text:style-name="P20">Hardware</text:p>
          </table:table-cell>
          <table:table-cell table:style-name="Table1.A1" office:value-type="string">
            <text:p text:style-name="P20">Desktop PCs, Laptops, Raspberry Pi, Android devices running PyDroid3</text:p>
          </table:table-cell>
        </table:table-row>
        <table:table-row>
          <table:table-cell table:style-name="Table1.A1" office:value-type="string">
            <text:p text:style-name="P20">Online</text:p>
          </table:table-cell>
          <table:table-cell table:style-name="Table1.A1" office:value-type="string">
            <text:p text:style-name="P20">repli.it, Trinket.com (both run tkinter in a browser)</text:p>
          </table:table-cell>
        </table:table-row>
        <table:table-row>
          <table:table-cell table:style-name="Table1.A1" office:value-type="string">
            <text:p text:style-name="P20">GUI Frameworks</text:p>
          </table:table-cell>
          <table:table-cell table:style-name="Table1.A1" office:value-type="string">
            <text:p text:style-name="P20">tkinter, pyside2, WxPython, Remi</text:p>
          </table:table-cell>
        </table:table-row>
      </table:table>
      <text:p text:style-name="P17"><text:bookmark text:name="user-content-integrations"/><text:lin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Matplotlib</text:p>
          </table:table-cell>
          <table:table-cell table:style-name="Table2.A1" office:value-type="string">
            <text:p text:style-name="P20">Many types of graphs and plots</text:p>
          </table:table-cell>
        </table:table-row>
        <table:table-row>
          <table:table-cell table:style-name="Table2.A1" office:value-type="string">
            <text:p text:style-name="P20">OpenCV</text:p>
          </table:table-cell>
          <table:table-cell table:style-name="Table2.A1" office:value-type="string">
            <text:p text:style-name="P20">Computer Vision (often used for AI)</text:p>
          </table:table-cell>
        </table:table-row>
        <table:table-row>
          <table:table-cell table:style-name="Table2.A1" office:value-type="string">
            <text:p text:style-name="P20">VLC</text:p>
          </table:table-cell>
          <table:table-cell table:style-name="Table2.A1" office:value-type="string">
            <text:p text:style-name="P20">Video playback</text:p>
          </table:table-cell>
        </table:table-row>
        <table:table-row>
          <table:table-cell table:style-name="Table2.A1" office:value-type="string">
            <text:p text:style-name="P20">pymunk</text:p>
          </table:table-cell>
          <table:table-cell table:style-name="Table2.A1" office:value-type="string">
            <text:p text:style-name="P20">Physics engine</text:p>
          </table:table-cell>
        </table:table-row>
        <table:table-row>
          <table:table-cell table:style-name="Table2.A1" office:value-type="string">
            <text:p text:style-name="P20">psutil</text:p>
          </table:table-cell>
          <table:table-cell table:style-name="Table2.A1" office:value-type="string">
            <text:p text:style-name="P20">System environment statistics</text:p>
          </table:table-cell>
        </table:table-row>
        <table:table-row>
          <table:table-cell table:style-name="Table2.A1" office:value-type="string">
            <text:p text:style-name="P20">prawn</text:p>
          </table:table-cell>
          <table:table-cell table:style-name="Table2.A1" office:value-type="string">
            <text:p text:style-name="P20">Reddit API</text:p>
          </table:table-cell>
        </table:table-row>
        <table:table-row>
          <table:table-cell table:style-name="Table2.A1" office:value-type="string">
            <text:p text:style-name="P20">json</text:p>
          </table:table-cell>
          <table:table-cell table:style-name="Table2.A1" office:value-type="string">
            <text:p text:style-name="P20">PySimpleGUI wraps a special API to store "User Settings"</text:p>
          </table:table-cell>
        </table:table-row>
        <table:table-row>
          <table:table-cell table:style-name="Table2.A1" office:value-type="string">
            <text:p text:style-name="P20">weather</text:p>
          </table:table-cell>
          <table:table-cell table:style-name="Table2.A1" office:value-type="string">
            <text:p text:style-name="P20">Integrates with several weather APIs to make weather apps</text:p>
          </table:table-cell>
        </table:table-row>
        <table:table-row>
          <table:table-cell table:style-name="Table2.A1" office:value-type="string">
            <text:p text:style-name="P20">mido</text:p>
          </table:table-cell>
          <table:table-cell table:style-name="Table2.A1" office:value-type="string">
            <text:p text:style-name="P20">MIDI playback</text:p>
          </table:table-cell>
        </table:table-row>
        <table:table-row>
          <table:table-cell table:style-name="Table2.A1" office:value-type="string">
            <text:p text:style-name="P20">beautiful soup</text:p>
          </table:table-cell>
          <table:table-cell table:style-name="Table2.A1" office:value-type="string">
            <text:p text:style-name="P20">Web Scraping (GitHub issue watcher example)</text:p>
          </table:table-cell>
        </table:table-row>
      </table:table>
      <text:p text:style-name="P10"><text:line-break/></text:p>
      <text:p text:style-name="P13"><text:a xlink:type="simple" xlink:href="https://replit.com/site/pricing" text:style-name="Internet_20_link" text:visited-style-name="Visited_20_Internet_20_Link"><text:span text:style-name="T13">https://replit.com/site/pricing</text:span></text:a></text:p>
      <text:p text:style-name="P8"/>
      <text:h text:style-name="P26" text:outline-level="1"><text:span text:style-name="T13"><text:tab/></text:span><text:span text:style-name="T8">kwargs in __init__</text:span></text:h>
      <text:p text:style-name="P12"><text:a xlink:type="simple" xlink:href="https://stackoverflow.com/questions/60418497/how-do-i-use-kwargs-in-python-3-class-init-function" text:style-name="Internet_20_link" text:visited-style-name="Visited_20_Internet_20_Link"><text:span text:style-name="T8">https://stackoverflow.com/questions/60418497/how-do-i-use-kwargs-in-python-3-class-init-function</text:span></text:a></text:p>
      <text:p text:style-name="P7"><text:soft-page-break/></text:p>
      <text:p text:style-name="P7"/>
      <text:h text:style-name="P26" text:outline-level="1">DASH</text:h>
      <text:p text:style-name="P14"/>
      <text:p text:style-name="P14"><text:line-break/><text:a xlink:type="simple" xlink:href="https://dash.plotly.com/advanced-callbacks" text:style-name="Internet_20_link" text:visited-style-name="Visited_20_Internet_20_Link">https://dash.plotly.com/advanced-callbacks</text:a></text:p>
      <text:p text:style-name="P14"/>
      <text:p text:style-name="P14"><text:a xlink:type="simple" xlink:href="https://dash.plotly.com/basic-callbacks" text:style-name="Internet_20_link" text:visited-style-name="Visited_20_Internet_20_Link">https://dash.plotly.com/basic-callbacks</text:a></text:p>
      <text:p text:style-name="P14"/>
      <text:p text:style-name="P14"/>
      <text:h text:style-name="P26" text:outline-level="1">PyQt5</text:h>
      <text:p text:style-name="P14"/>
      <text:p text:style-name="P14"><text:a xlink:type="simple" xlink:href="https://riverbankcomputing.com/software/pyqtdatavisualization/download" text:style-name="Internet_20_link" text:visited-style-name="Visited_20_Internet_20_Link">https://riverbankcomputing.com/software/pyqtdatavisualization/download</text:a></text:p>
      <text:p text:style-name="P14"><text:a xlink:type="simple" xlink:href="https://github.com/baoboa/pyqt5/blob/master/examples/sql/relationaltablemodel.py" text:style-name="Internet_20_link" text:visited-style-name="Visited_20_Internet_20_Link">https://github.com/baoboa/pyqt5/blob/master/examples/sql/relationaltablemodel.py</text:a></text:p>
      <text:p text:style-name="P14"><text:a xlink:type="simple" xlink:href="https://www.riverbankcomputing.com/static/Docs/PyQt5/installation.html" text:style-name="Internet_20_link" text:visited-style-name="Visited_20_Internet_20_Link">https://www.riverbankcomputing.com/static/Docs/PyQt5/installation.html</text:a></text:p>
      <text:p text:style-name="P14"><text:a xlink:type="simple" xlink:href="https://www.riverbankcomputing.com/static/Docs/PyQt5/designer.html" text:style-name="Internet_20_link" text:visited-style-name="Visited_20_Internet_20_Link">https://www.riverbankcomputing.com/static/Docs/PyQt5/designer.html</text:a></text:p>
      <text:p text:style-name="P14"><text:a xlink:type="simple" xlink:href="https://github.com/pyinstaller/pyinstaller/wiki/Recipe-Gtk-Application" text:style-name="Internet_20_link" text:visited-style-name="Visited_20_Internet_20_Link">https://github.com/pyinstaller/pyinstaller/wiki/Recipe-Gtk-Application</text:a></text:p>
      <text:p text:style-name="P14"><text:a xlink:type="simple" xlink:href="https://github.com/pyinstaller/pyinstaller/wiki/Recipe-Executable-From-Django" text:style-name="Internet_20_link" text:visited-style-name="Visited_20_Internet_20_Link"><text:span text:style-name="T28">https://github.com/pyinstaller/pyinstaller/wiki/Recipe-Executable-From-Django</text:span></text:a></text:p>
      <text:p text:style-name="P14"><text:a xlink:type="simple" xlink:href="https://github.com/pyinstaller/pyinstaller/wiki/Recipe-Collect-Data-Files" text:style-name="Internet_20_link" text:visited-style-name="Visited_20_Internet_20_Link">https://github.com/pyinstaller/pyinstaller/wiki/Recipe-Collect-Data-Files</text:a></text:p>
      <text:p text:style-name="P7"/>
      <text:h text:style-name="P26" text:outline-level="1"><text:line-break/><text:span text:style-name="T31">Qt install</text:span></text:h>
      <text:p text:style-name="P14"/>
      <text:p text:style-name="P14"><text:a xlink:type="simple" xlink:href="https://www.qt.io/download-qt-installer?hsCtaTracking=99d9dd4f-5681-48d2-b096-470725510d34%7C074ddad0-fdef-4e53-8aa8-5e8a876d6ab4" text:style-name="Internet_20_link" text:visited-style-name="Visited_20_Internet_20_Link">https://www.qt.io/download-qt-installer?hsCtaTracking=99d9dd4f-5681-48d2-b096-470725510d34%7C074ddad0-fdef-4e53-8aa8-5e8a876d6ab4</text:a></text:p>
      <text:p text:style-name="P7"/>
      <text:p text:style-name="P7"/>
      <text:p text:style-name="P3"/>
      <text:h text:style-name="P26" text:outline-level="1"><text:soft-page-break/>website <text:span text:style-name="T32">prototyping</text:span></text:h>
      <text:p text:style-name="P15">https://octopus.do/sitemap/workflows/use-cases</text:p>
      <text:p text:style-name="P15"><text:a xlink:type="simple" xlink:href="https://octopus.do/" text:style-name="Internet_20_link" text:visited-style-name="Visited_20_Internet_20_Link">https://octopus.do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, Helvetica, Arial, sans-serif"/>
    <style:font-face style:name="SFMono-Regular" svg:font-family="SFMono-Regular, Consolas, 'Liberation Mono', Menlo, monospace"/>
    <style:font-face style:name="Source Code Pro" svg:font-family="'Source Code Pro', monospace"/>
    <style:font-face style:name="Source Sans Pro" svg:font-family="'Source Sans Pro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0000ee" style:text-underline-style="solid" style:text-underline-width="auto" style:text-underline-color="font-color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16:19:28.117218367</meta:creation-date>
    <dc:date>2021-04-17T20:21:45.640142083</dc:date>
    <meta:editing-duration>PT4H2M18S</meta:editing-duration>
    <meta:editing-cycles>2</meta:editing-cycles>
    <meta:generator>LibreOffice/6.1.5.2$Linux_X86_64 LibreOffice_project/10$Build-2</meta:generator>
    <meta:document-statistic meta:table-count="2" meta:image-count="0" meta:object-count="0" meta:page-count="5" meta:paragraph-count="90" meta:word-count="236" meta:character-count="3168" meta:non-whitespace-character-count="2995"/>
  </office:meta>
</office:document-meta>
</file>